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Arial"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1a141b"/>
    </style:style>
    <style:style style:name="P4" style:family="paragraph" style:parent-style-name="Body_20_Text_20_Cont">
      <style:text-properties fo:language="en" fo:country="US"/>
    </style:style>
    <style:style style:name="P5" style:family="paragraph" style:parent-style-name="Code">
      <style:text-properties officeooo:paragraph-rsid="00177a97"/>
    </style:style>
    <style:style style:name="P6" style:family="paragraph" style:parent-style-name="Code">
      <style:text-properties style:use-window-font-color="true" style:font-name="TheSansMonoConNormal" fo:font-size="11pt" fo:language="none" fo:country="none" officeooo:rsid="00177a97" style:font-name-asian="TheSansMonoConNormal2" style:font-size-asian="11pt" style:language-asian="none" style:country-asian="none" style:font-name-complex="TheSansMonoConNormal" style:font-size-complex="11pt" style:language-complex="ar" style:country-complex="SA"/>
    </style:style>
    <style:style style:name="P7" style:family="paragraph" style:parent-style-name="Code">
      <style:text-properties officeooo:rsid="001deadf" officeooo:paragraph-rsid="001deadf"/>
    </style:style>
    <style:style style:name="P8" style:family="paragraph" style:parent-style-name="Code">
      <style:text-properties style:font-name-asian="TheSansMonoConNormal2"/>
    </style:style>
    <style:style style:name="P9" style:family="paragraph" style:parent-style-name="Unnumbered_20_List">
      <style:text-properties officeooo:paragraph-rsid="001a141b"/>
    </style:style>
    <style:style style:name="P10" style:family="paragraph" style:parent-style-name="Chapter_20_Title" style:master-page-name="Standard">
      <style:paragraph-properties style:page-number="auto"/>
    </style:style>
    <style:style style:name="P11" style:family="paragraph" style:parent-style-name="Code">
      <style:text-properties officeooo:paragraph-rsid="00177a97"/>
    </style:style>
    <style:style style:name="P12" style:family="paragraph" style:parent-style-name="Code">
      <style:text-properties officeooo:rsid="001fea05" officeooo:paragraph-rsid="001fea05"/>
    </style:style>
    <style:style style:name="P13" style:family="paragraph" style:parent-style-name="Code">
      <style:text-properties officeooo:paragraph-rsid="0021fa4e"/>
    </style:style>
    <style:style style:name="P14" style:family="paragraph" style:parent-style-name="Code">
      <style:text-properties officeooo:paragraph-rsid="00234120"/>
    </style:style>
    <style:style style:name="T1" style:family="text">
      <style:text-properties officeooo:rsid="00141ac1"/>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a141b" style:font-weight-asian="bold" style:font-weight-complex="bold"/>
    </style:style>
    <style:style style:name="T6" style:family="text">
      <style:text-properties fo:language="en" fo:country="US" officeooo:rsid="00150ec6"/>
    </style:style>
    <style:style style:name="T7" style:family="text">
      <style:text-properties fo:language="en" fo:country="US" officeooo:rsid="00177a97"/>
    </style:style>
    <style:style style:name="T8" style:family="text">
      <style:text-properties fo:language="en" fo:country="US" officeooo:rsid="00177a97" style:font-name-asian="Calibri" style:font-size-complex="11pt" style:language-complex="ar" style:country-complex="SA"/>
    </style:style>
    <style:style style:name="T9" style:family="text">
      <style:text-properties fo:language="en" fo:country="US" officeooo:rsid="001ba185" style:font-name-asian="Calibri" style:font-size-complex="11pt" style:language-complex="ar" style:country-complex="SA"/>
    </style:style>
    <style:style style:name="T10" style:family="text">
      <style:text-properties fo:language="en" fo:country="US" officeooo:rsid="001ffc82" style:font-name-asian="Calibri" style:font-size-complex="11pt" style:language-complex="ar" style:country-complex="SA"/>
    </style:style>
    <style:style style:name="T11" style:family="text">
      <style:text-properties fo:language="en" fo:country="US" officeooo:rsid="001883af"/>
    </style:style>
    <style:style style:name="T12" style:family="text">
      <style:text-properties fo:language="en" fo:country="US" officeooo:rsid="001a141b"/>
    </style:style>
    <style:style style:name="T13" style:family="text">
      <style:text-properties fo:language="en" fo:country="US" officeooo:rsid="001ba185"/>
    </style:style>
    <style:style style:name="T14" style:family="text">
      <style:text-properties fo:language="en" fo:country="US" officeooo:rsid="001deadf"/>
    </style:style>
    <style:style style:name="T15" style:family="text">
      <style:text-properties fo:language="en" fo:country="US" officeooo:rsid="001fea05"/>
    </style:style>
    <style:style style:name="T16" style:family="text">
      <style:text-properties style:font-name="Utopia-Italic" style:font-name-complex="Utopia-Italic"/>
    </style:style>
    <style:style style:name="T17" style:family="text">
      <style:text-properties style:font-name="Utopia-Italic" fo:language="en" fo:country="US" style:font-name-complex="Utopia-Italic"/>
    </style:style>
    <style:style style:name="T18" style:family="text">
      <style:text-properties style:font-name="Utopia-Italic" fo:language="en" fo:country="US" fo:font-style="italic" style:font-style-asian="italic" style:font-name-complex="Utopia-Italic" style:font-style-complex="italic"/>
    </style:style>
    <style:style style:name="T19" style:family="text">
      <style:text-properties style:font-name="Utopia-Italic" fo:font-style="italic" style:font-style-asian="italic" style:font-name-complex="Utopia-Italic" style:font-style-complex="italic"/>
    </style:style>
    <style:style style:name="T20" style:family="text">
      <style:text-properties fo:font-weight="bold" style:font-weight-asian="bold"/>
    </style:style>
    <style:style style:name="T21" style:family="text">
      <style:text-properties fo:font-weight="bold" officeooo:rsid="00150ec6" style:font-weight-asian="bold"/>
    </style:style>
    <style:style style:name="T22" style:family="text">
      <style:text-properties fo:font-weight="bold" style:font-name-asian="TheSansMonoConNormal2" style:font-weight-asian="bold"/>
    </style:style>
    <style:style style:name="T23" style:family="text">
      <style:text-properties style:font-name-asian="TheSansMonoConNormal2"/>
    </style:style>
    <style:style style:name="T24" style:family="text">
      <style:text-properties officeooo:rsid="00177a97" style:font-name-asian="TheSansMonoConNormal2"/>
    </style:style>
    <style:style style:name="T25" style:family="text">
      <style:text-properties style:font-name="Utopia-Bold" fo:language="en" fo:country="US" style:font-name-complex="Utopia-Bold"/>
    </style:style>
    <style:style style:name="T26" style:family="text">
      <style:text-properties style:font-name="Utopia-Bold" fo:language="en" fo:country="US" officeooo:rsid="00150ec6" style:font-name-complex="Utopia-Bold"/>
    </style:style>
    <style:style style:name="T27" style:family="text">
      <style:text-properties style:font-name="Utopia-Bold" fo:language="en" fo:country="US" fo:font-weight="bold" style:font-weight-asian="bold" style:font-name-complex="Utopia-Bold" style:font-weight-complex="bold"/>
    </style:style>
    <style:style style:name="T28" style:family="text">
      <style:text-properties style:font-name="TheSansMonoCondensed-Bold" fo:language="en" fo:country="US" style:font-name-complex="TheSansMonoCondensed-Bold"/>
    </style:style>
    <style:style style:name="T29" style:family="text">
      <style:text-properties style:font-name="TheSansMonoCondensed-SemiLightI" style:font-name-complex="TheSansMonoCondensed-SemiLightI"/>
    </style:style>
    <style:style style:name="T30" style:family="text">
      <style:text-properties officeooo:rsid="00150ec6"/>
    </style:style>
    <style:style style:name="T31" style:family="text">
      <style:text-properties fo:font-weight="normal" style:font-weight-asian="normal" style:font-weight-complex="normal"/>
    </style:style>
    <style:style style:name="T32" style:family="text">
      <style:text-properties fo:font-weight="normal" officeooo:rsid="00177a97" style:font-weight-asian="normal" style:font-weight-complex="normal"/>
    </style:style>
    <style:style style:name="T33" style:family="text">
      <style:text-properties fo:font-weight="normal" officeooo:rsid="001ffc82" style:font-weight-asian="normal" style:font-weight-complex="normal"/>
    </style:style>
    <style:style style:name="T34" style:family="text">
      <style:text-properties fo:font-weight="normal" style:font-name-asian="TheSansMonoConNormal2" style:font-weight-asian="normal" style:font-weight-complex="normal"/>
    </style:style>
    <style:style style:name="T35" style:family="text">
      <style:text-properties fo:font-weight="normal" officeooo:rsid="00177a97" style:font-name-asian="TheSansMonoConNormal2" style:font-weight-asian="normal" style:font-weight-complex="normal"/>
    </style:style>
    <style:style style:name="T36" style:family="text">
      <style:text-properties officeooo:rsid="00177a97"/>
    </style:style>
    <style:style style:name="T37" style:family="text">
      <style:text-properties style:use-window-font-color="true" style:font-name="Utopia" fo:font-size="11pt" fo:language="en" fo:country="US" officeooo:rsid="00177a97"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US" officeooo:rsid="001ba185"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US" officeooo:rsid="001ffc82" style:font-name-asian="Calibri" style:font-size-asian="11pt" style:font-name-complex="Utopia" style:font-size-complex="11pt" style:language-complex="ar" style:country-complex="SA"/>
    </style:style>
    <style:style style:name="T40" style:family="text">
      <style:text-properties style:use-window-font-color="true" style:font-name="TheSansMonoConNormal" fo:font-size="11pt" fo:language="none" fo:country="none" officeooo:rsid="00177a97" style:font-name-asian="Calibri" style:font-size-asian="11pt" style:language-asian="none" style:country-asian="none" style:font-name-complex="TheSansMonoConNormal" style:font-size-complex="11pt" style:language-complex="ar" style:country-complex="SA"/>
    </style:style>
    <style:style style:name="T41" style:family="text">
      <style:text-properties style:use-window-font-color="true" style:font-name="TheSansMonoConNormal" fo:font-size="11pt" fo:language="none" fo:country="none" officeooo:rsid="0020d0ff" style:font-name-asian="Calibri" style:font-size-asian="11pt" style:language-asian="none" style:country-asian="none" style:font-name-complex="TheSansMonoConNormal" style:font-size-complex="11pt" style:language-complex="ar" style:country-complex="SA"/>
    </style:style>
    <style:style style:name="T42" style:family="text">
      <style:text-properties style:use-window-font-color="true" style:font-name="TheSansMonoConNormal" fo:font-size="11pt" fo:language="none" fo:country="none" officeooo:rsid="00177a97" style:font-name-asian="TheSansMonoConNormal2" style:font-size-asian="11pt" style:language-asian="none" style:country-asian="none" style:font-name-complex="TheSansMonoConNormal" style:font-size-complex="11pt" style:language-complex="ar" style:country-complex="SA"/>
    </style:style>
    <style:style style:name="T43" style:family="text">
      <style:text-properties fo:color="#000000" style:font-name="TheSansMonoConNormal" fo:font-size="11pt" fo:language="en" fo:country="US" officeooo:rsid="00177a97" fo:background-color="transparent" loext:char-shading-value="0" style:font-name-asian="Calibri" style:font-size-asian="11pt" style:font-name-complex="TheSansMonoConNormal" style:font-size-complex="11pt" style:language-complex="ar" style:country-complex="SA"/>
    </style:style>
    <style:style style:name="T44" style:family="text">
      <style:text-properties officeooo:rsid="001d2e97"/>
    </style:style>
    <style:style style:name="T45" style:family="text">
      <style:text-properties officeooo:rsid="001fea05"/>
    </style:style>
    <style:style style:name="T46" style:family="text">
      <style:text-properties officeooo:rsid="0020d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clarations and Definitions</text:p>
      <text:p text:style-name="Body_20_Text_20_First">Exploration 20 introduced the distinction between declarations and definitions<text:span text:style-name="T2">.</text:span> <text:span text:style-name="T2">T</text:span>his is a<text:span text:style-name="T2"> </text:span>good time to remind you of the difference and to explore declarations and definitions of classes and their members.</text:p>
      <text:h text:style-name="Heading_20_1" text:outline-level="1">Declaration vs. Definition</text:h>
      <text:p text:style-name="Body_20_Text_20_First">Recall that a<text:span text:style-name="T2"> </text:span><text:span text:style-name="Emphasis"><text:span text:style-name="T16">declaration</text:span></text:span> furnishes the compiler with the basic information it needs<text:span text:style-name="T2">,</text:span> so<text:span text:style-name="T2"> that</text:span> you can use a<text:span text:style-name="T2"> </text:span>name in a<text:span text:style-name="T2"> </text:span>program. In particular, a<text:span text:style-name="T2"> </text:span>function declaration tells the compiler about the function’s name, return type, parameter types, and modifiers<text:span text:style-name="T2">,</text:span> such as <text:span text:style-name="Code_20_Inline">const</text:span> and <text:span text:style-name="Code_20_Inline">override</text:span>.</text:p>
      <text:p text:style-name="Body_20_Text_20_Cont"><text:span text:style-name="T2">A </text:span><text:span text:style-name="Emphasis"><text:span text:style-name="T17">definition</text:span></text:span><text:span text:style-name="T2"> is a particular kind of declaration that also provides the full implementation details for an entity. For example, a function definition includes all the information of a function declaration, plus the function body. Classes, however, add another layer of complexity, because you can declare or define the class’s members independently of the class definition itself. A class definition must declare all of its members. Sometimes, you can also define a member function as part of a class definition (which is the style I’ve been using so far), but most programmers prefer to declare member functions inside the class and to define the member functions separately, outside of the class definition.</text:span></text:p>
      <text:p text:style-name="Body_20_Text_20_Cont"><text:soft-page-break/><text:span text:style-name="T2">As with any function declaration, a member function declaration includes the return type (possibly with a </text:span><text:span text:style-name="Code_20_Inline"><text:span text:style-name="T2">virtual</text:span></text:span><text:span text:style-name="T2"> specifier), the function name, the function parameters, and an optional </text:span><text:span text:style-name="Code_20_Inline"><text:span text:style-name="T2">const</text:span></text:span><text:span text:style-name="T2"> or </text:span><text:span text:style-name="Code_20_Inline"><text:span text:style-name="T2">override</text:span></text:span><text:span text:style-name="T2"> modifier. If the function is a pure virtual function, you must include the </text:span><text:span text:style-name="Code_20_Inline"><text:span text:style-name="T2">=</text:span></text:span><text:span text:style-name="T2"> </text:span><text:span text:style-name="Code_20_Inline"><text:span text:style-name="T2">0</text:span></text:span><text:span text:style-name="T2"> token marks as part of the function declaration, and you don’t define the function.</text:span></text:p>
      <text:p text:style-name="Body_20_Text_20_Cont"><text:bookmark-start text:name="member"/><text:span text:style-name="T2">The function definition is like any other function definition, with a few exceptions. The definition must follow the declaration—that is, the member function </text:span><text:alphabetical-index-mark text:string-value="member function" text:key1="Declarations vs. definitions"/><text:span text:style-name="T2">definition must come later in the source file than the class definition that declares the member function. In the definition, omit the </text:span><text:span text:style-name="Code_20_Inline"><text:span text:style-name="T2">virtual</text:span></text:span><text:span text:style-name="T2"> and </text:span><text:span text:style-name="Code_20_Inline"><text:span text:style-name="T2">override</text:span></text:span><text:span text:style-name="T2"> specifiers. The function name must start with the class name, followed by the scope operator (</text:span><text:span text:style-name="Code_20_Inline"><text:span text:style-name="T2">::</text:span></text:span><text:span text:style-name="T2">) and the function name, so that the compiler knows which member function you are defining. Write the function body the same way you would write it if you provided the function definition inside the class definition. Listing 4</text:span><text:span text:style-name="T6">1</text:span><text:span text:style-name="T2">-1 shows some examples.</text:span></text:p>
      <text:p text:style-name="Code_20_Caption"><text:span text:style-name="T20">Listing</text:span><text:span text:style-name="T3"> </text:span><text:span text:style-name="T20">4</text:span><text:span text:style-name="T21">1</text:span><text:span text:style-name="T20">-1.</text:span> Declarations and Definitions of Member Functions</text:p>
      <text:p text:style-name="Code">class rational</text:p>
      <text:p text:style-name="Code">{</text:p>
      <text:p text:style-name="Code">public:</text:p>
      <text:p text:style-name="Code"><text:span text:style-name="T23"><text:s text:c="2"/></text:span>rational();</text:p>
      <text:p text:style-name="Code"><text:span text:style-name="T23"><text:s text:c="2"/></text:span>rational(int num);</text:p>
      <text:p text:style-name="Code"><text:span text:style-name="T23"><text:s text:c="2"/></text:span>rational(int num, int den);</text:p>
      <text:p text:style-name="Code"><text:span text:style-name="T23"><text:s text:c="2"/></text:span>void assign(int num, int den);</text:p>
      <text:p text:style-name="Code"><text:span text:style-name="T23"><text:s text:c="2"/></text:span>int numerator() const;</text:p>
      <text:p text:style-name="Code"><text:span text:style-name="T23"><text:s text:c="2"/></text:span>int denominator() const;</text:p>
      <text:p text:style-name="Code"><text:span text:style-name="T23"><text:s text:c="2"/></text:span>rational&amp; operator=(int num);</text:p>
      <text:p text:style-name="Code">private:</text:p>
      <text:p text:style-name="Code"><text:span text:style-name="T23"><text:s text:c="2"/></text:span>void reduce();</text:p>
      <text:p text:style-name="Code"><text:span text:style-name="T23"><text:s text:c="2"/></text:span>int numerator_;</text:p>
      <text:p text:style-name="Code"><text:span text:style-name="T23"><text:s text:c="2"/></text:span>int denominator_;</text:p>
      <text:p text:style-name="Code">};</text:p>
      <text:p text:style-name="Code"/>
      <text:p text:style-name="Code">rational::rational()</text:p>
      <text:p text:style-name="Code">: rational{0}</text:p>
      <text:p text:style-name="Code">{}</text:p>
      <text:p text:style-name="Code"/>
      <text:p text:style-name="Code">rational::rational(int num)</text:p>
      <text:p text:style-name="Code">: numerator_{num}, denominator_{1}</text:p>
      <text:p text:style-name="Code">{}</text:p>
      <text:p text:style-name="Code"/>
      <text:p text:style-name="Code">rational::rational(int num, int den)</text:p>
      <text:p text:style-name="Code">: numerator_{num}, denominator_{den}</text:p>
      <text:p text:style-name="Code">{</text:p>
      <text:p text:style-name="Code"><text:span text:style-name="T23"><text:s text:c="2"/></text:span>reduce();</text:p>
      <text:p text:style-name="Code">}</text:p>
      <text:p text:style-name="Code"><text:soft-page-break/></text:p>
      <text:p text:style-name="Code">void rational::assign(int num, int den)</text:p>
      <text:p text:style-name="Code">{</text:p>
      <text:p text:style-name="Code"><text:span text:style-name="T23"><text:s text:c="2"/></text:span>numerator_ = num;</text:p>
      <text:p text:style-name="Code"><text:span text:style-name="T23"><text:s text:c="2"/></text:span>denominator_ = den;</text:p>
      <text:p text:style-name="Code"><text:span text:style-name="T23"><text:s text:c="2"/></text:span>reduce();</text:p>
      <text:p text:style-name="Code">}</text:p>
      <text:p text:style-name="Code"/>
      <text:p text:style-name="Code">void rational::reduce()</text:p>
      <text:p text:style-name="Code">{</text:p>
      <text:p text:style-name="Code"><text:span text:style-name="T23"><text:s text:c="2"/></text:span>assert(denominator_ != 0);</text:p>
      <text:p text:style-name="Code"><text:span text:style-name="T23"><text:s text:c="2"/></text:span>if (denominator_ &lt; 0)</text:p>
      <text:p text:style-name="Code"><text:span text:style-name="T23"><text:s text:c="2"/></text:span>{</text:p>
      <text:p text:style-name="Code"><text:span text:style-name="T23"><text:s text:c="4"/></text:span>denominator_ = -denominator_;</text:p>
      <text:p text:style-name="Code"><text:span text:style-name="T23"><text:s text:c="4"/></text:span>numerator_ = -numerator_;</text:p>
      <text:p text:style-name="Code"><text:span text:style-name="T23"><text:s text:c="2"/></text:span>}</text:p>
      <text:p text:style-name="Code"><text:span text:style-name="T23"><text:s text:c="2"/></text:span>int div{<text:span text:style-name="T44">std::</text:span>gcd(numerator_, denominator_)};</text:p>
      <text:p text:style-name="Code"><text:span text:style-name="T23"><text:s text:c="2"/></text:span>numerator_ = numerator_ / div;</text:p>
      <text:p text:style-name="Code"><text:span text:style-name="T23"><text:s text:c="2"/></text:span>denominator_ = denominator_ / div;</text:p>
      <text:p text:style-name="Code">}</text:p>
      <text:p text:style-name="Code"/>
      <text:p text:style-name="Code">int rational::numerator()</text:p>
      <text:p text:style-name="Code">const</text:p>
      <text:p text:style-name="Code">{</text:p>
      <text:p text:style-name="Code"><text:span text:style-name="T23"><text:s text:c="2"/></text:span>return numerator_;</text:p>
      <text:p text:style-name="Code">}</text:p>
      <text:p text:style-name="Code"/>
      <text:p text:style-name="Code">int rational::denominator()</text:p>
      <text:p text:style-name="Code">const</text:p>
      <text:p text:style-name="Code">{</text:p>
      <text:p text:style-name="Code"><text:span text:style-name="T23"><text:s text:c="2"/></text:span>return denominator_;</text:p>
      <text:p text:style-name="Code">}</text:p>
      <text:p text:style-name="Code"/>
      <text:p text:style-name="Code">rational&amp; rational::operator=(int num)</text:p>
      <text:p text:style-name="Code">{</text:p>
      <text:p text:style-name="Code"><text:span text:style-name="T23"><text:s text:c="2"/></text:span>numerator_ = num;</text:p>
      <text:p text:style-name="Code"><text:span text:style-name="T23"><text:s text:c="2"/></text:span>denominator_ = 1;</text:p>
      <text:p text:style-name="Code"><text:span text:style-name="T23"><text:s text:c="2"/></text:span>return *this;</text:p>
      <text:p text:style-name="Code">}</text:p>
      <text:p text:style-name="Body_20_Text_20_Cont"><text:bookmark-end text:name="member"/><text:span text:style-name="T2">Because each function name begins with the class name, the full constructor name is </text:span><text:span text:style-name="Code_20_Inline"><text:span text:style-name="T2">rational::rational</text:span></text:span><text:span text:style-name="T2">, and member function names have the form </text:span><text:span text:style-name="Code_20_Inline"><text:span text:style-name="T2">rational::numerator</text:span></text:span><text:span text:style-name="T2">, </text:span><text:span text:style-name="Code_20_Inline"><text:span text:style-name="T2">rational::operator=</text:span></text:span><text:span text:style-name="T2">, etc. The C++ term for the complete name is </text:span><text:span text:style-name="Emphasis"><text:span text:style-name="T17">qualified name</text:span></text:span><text:span text:style-name="T2">.</text:span></text:p>
      <text:p text:style-name="Body_20_Text_20_Cont">Programmers have many reasons to define member functions outside the class. The next section presents one way that functions differ depending on where they are defined, and the next Exploration will focus on this thread in detail.</text:p>
      <text:h text:style-name="Heading_20_1" text:outline-level="1"><text:bookmark-start text:name="inline"/><text:soft-page-break/>inline Functions</text:h>
      <text:p text:style-name="Body_20_Text_20_First">In Exploration 3<text:span text:style-name="T30">1</text:span>, I<text:span text:style-name="T2"> </text:span>introduced the <text:span text:style-name="Code_20_Inline">inline</text:span> keyword, which is a<text:span text:style-name="T2"> </text:span>hint to the compiler that it should optimize speed over size by trying to expand a<text:span text:style-name="T2"> </text:span>function at its point of call. You can use <text:span text:style-name="Code_20_Inline">inline</text:span> with member functions too. Indeed, for trivial functions, such as those that return a<text:span text:style-name="T2"> </text:span>data member and do nothing else, making the function <text:span text:style-name="Code_20_Inline">inline</text:span> can improve speed and program size.</text:p>
      <text:p text:style-name="Body_20_Text_20_Cont"><text:span text:style-name="T2">When you define a function inside the class definition, the compiler automatically adds the </text:span><text:span text:style-name="Code_20_Inline"><text:span text:style-name="T2">inline</text:span></text:span><text:span text:style-name="T2"> keyword. If you separate the definition from the declaration, you can still make the function </text:span><text:span text:style-name="Code_20_Inline"><text:span text:style-name="T2">inline</text:span></text:span><text:span text:style-name="T2"> by adding the </text:span><text:span text:style-name="Code_20_Inline"><text:span text:style-name="T2">inline</text:span></text:span><text:span text:style-name="T2"> keyword to the function declaration or definition. Common practice is to place the </text:span><text:span text:style-name="Code_20_Inline"><text:span text:style-name="T2">inline</text:span></text:span><text:span text:style-name="T2"> keyword only on the definition, but I recommend putting the keyword in both places, to help the human reader.</text:span></text:p>
      <text:p text:style-name="Body_20_Text_20_Cont"><text:span text:style-name="T2">Remember that </text:span><text:span text:style-name="Code_20_Inline"><text:span text:style-name="T2">inline</text:span></text:span><text:span text:style-name="T2"> is just a hint. The compiler does not have to heed the hint. Modern compilers are becoming better and better at making these decisions for themselves.</text:span></text:p>
      <text:p text:style-name="Body_20_Text_20_Cont"><text:span text:style-name="T2">My personal guideline is to define one-line functions in the class definition. Longer functions or functions that are complicated to read </text:span><text:span text:style-name="T15">usually </text:span><text:span text:style-name="T2">belong outside the class definition. Some functions are too long to fit in the class definition but are short and simple enough that they should be </text:span><text:span text:style-name="Code_20_Inline"><text:span text:style-name="T2">inline</text:span></text:span><text:span text:style-name="T2">. Organizational coding styles usually include guidelines for </text:span><text:span text:style-name="Code_20_Inline"><text:span text:style-name="T2">inline</text:span></text:span><text:span text:style-name="T2"> functions. For example, directives for large projects may eschew </text:span><text:span text:style-name="Code_20_Inline"><text:span text:style-name="T2">inline</text:span></text:span><text:span text:style-name="T2"> functions because they increase coupling between software components. Thus, </text:span><text:span text:style-name="Code_20_Inline"><text:span text:style-name="T2">inline</text:span></text:span><text:span text:style-name="T2"> may be allowed only on a function-by-function basis, when performance measurements demonstrate their need.</text:span></text:p>
      <text:p text:style-name="Body_20_Text_20_Cont"><text:span text:style-name="Strong_20_Emphasis"><text:span text:style-name="T25">Rewrite the </text:span></text:span><text:span text:style-name="Strong_20_Emphasis"><text:span text:style-name="T28">rational</text:span></text:span><text:span text:style-name="Strong_20_Emphasis"><text:span text:style-name="T25"> class from Listing 4</text:span></text:span><text:span text:style-name="Strong_20_Emphasis"><text:span text:style-name="T26">1</text:span></text:span><text:span text:style-name="Strong_20_Emphasis"><text:span text:style-name="T25">-1 to use </text:span></text:span><text:span text:style-name="Code_20_Inline"><text:span text:style-name="T4">inline</text:span></text:span><text:span text:style-name="Strong_20_Emphasis"><text:span text:style-name="T25"> functions judiciously.</text:span></text:span><text:span text:style-name="T2"> Compare your solution with that of mine, shown in Listing 4</text:span><text:span text:style-name="T6">1</text:span><text:span text:style-name="T2">-2.</text:span></text:p>
      <text:p text:style-name="Code_20_Caption"><text:span text:style-name="T20">Listing</text:span><text:span text:style-name="T3"> </text:span><text:span text:style-name="T20">4</text:span><text:span text:style-name="T21">1</text:span><text:span text:style-name="T20">-2.</text:span> The <text:span text:style-name="Code_20_Inline"><text:span text:style-name="T29">rational</text:span></text:span> Class with <text:span text:style-name="Code_20_Inline"><text:span text:style-name="T29">inline</text:span></text:span> Member Functions</text:p>
      <text:p text:style-name="Code"><text:span text:style-name="Default_20_Paragraph_20_Font">class rational</text:span></text:p>
      <text:p text:style-name="Code"><text:span text:style-name="Default_20_Paragraph_20_Font">{</text:span></text:p>
      <text:p text:style-name="Code"><text:span text:style-name="Default_20_Paragraph_20_Font">public:</text:span></text:p>
      <text:p text:style-name="Code"><text:span text:style-name="Default_20_Paragraph_20_Font"><text:span text:style-name="T23"><text:s text:c="2"/></text:span></text:span><text:span text:style-name="Default_20_Paragraph_20_Font">rational(int num) : numerator_{num}, denominator_{1} {}</text:span></text:p>
      <text:p text:style-name="Code"><text:span text:style-name="Default_20_Paragraph_20_Font"><text:span text:style-name="T23"><text:s text:c="2"/></text:span></text:span><text:span text:style-name="Default_20_Paragraph_20_Font">rational(rational const&amp;) = default;</text:span></text:p>
      <text:p text:style-name="Code_20_Bold"><text:span text:style-name="Default_20_Paragraph_20_Font"><text:span text:style-name="T34"><text:s text:c="2"/></text:span></text:span><text:span text:style-name="Default_20_Paragraph_20_Font"><text:span text:style-name="T31">inline rational(int num, int den);</text:span></text:span></text:p>
      <text:p text:style-name="Code"><text:span text:style-name="Default_20_Paragraph_20_Font"><text:span text:style-name="T23"><text:s text:c="2"/></text:span></text:span><text:span text:style-name="Default_20_Paragraph_20_Font">void assign(int num, int den);</text:span></text:p>
      <text:p text:style-name="Code_20_Bold"><text:span text:style-name="Default_20_Paragraph_20_Font"><text:span text:style-name="T34"><text:s text:c="2"/></text:span></text:span><text:span text:style-name="Default_20_Paragraph_20_Font"><text:span text:style-name="T31">int numerator() const <text:s text:c="18"/>{ return numerator_; }</text:span></text:span></text:p>
      <text:p text:style-name="Code_20_Bold"><text:soft-page-break/><text:span text:style-name="Default_20_Paragraph_20_Font"><text:span text:style-name="T34"><text:s text:c="2"/></text:span></text:span><text:span text:style-name="Default_20_Paragraph_20_Font"><text:span text:style-name="T31">int denominator() const <text:s text:c="16"/>{ return denominator_; }</text:span></text:span></text:p>
      <text:p text:style-name="Code"><text:span text:style-name="Default_20_Paragraph_20_Font"><text:span text:style-name="T23"><text:s text:c="2"/></text:span></text:span><text:span text:style-name="Default_20_Paragraph_20_Font">rational&amp; operator=(int num);</text:span></text:p>
      <text:p text:style-name="Code"><text:span text:style-name="Default_20_Paragraph_20_Font">private:</text:span></text:p>
      <text:p text:style-name="Code"><text:span text:style-name="Default_20_Paragraph_20_Font"><text:span text:style-name="T23"><text:s text:c="2"/></text:span></text:span><text:span text:style-name="Default_20_Paragraph_20_Font">void reduce();</text:span></text:p>
      <text:p text:style-name="Code"><text:span text:style-name="Default_20_Paragraph_20_Font"><text:span text:style-name="T23"><text:s text:c="2"/></text:span></text:span><text:span text:style-name="Default_20_Paragraph_20_Font">int numerator_;</text:span></text:p>
      <text:p text:style-name="Code"><text:span text:style-name="Default_20_Paragraph_20_Font"><text:span text:style-name="T23"><text:s text:c="2"/></text:span></text:span><text:span text:style-name="Default_20_Paragraph_20_Font">int denominator_;</text:span></text:p>
      <text:p text:style-name="Code"><text:span text:style-name="Default_20_Paragraph_20_Font">};</text:span></text:p>
      <text:p text:style-name="Code"><text:span text:style-name="Default_20_Paragraph_20_Font"/></text:p>
      <text:p text:style-name="Code_20_Bold"><text:span text:style-name="Default_20_Paragraph_20_Font">inline rational::rational(int num, int den)</text:span></text:p>
      <text:p text:style-name="Code"><text:span text:style-name="Default_20_Paragraph_20_Font">: numerator_{num}, denominator_{den}</text:span></text:p>
      <text:p text:style-name="Code"><text:span text:style-name="Default_20_Paragraph_20_Font">{</text:span></text:p>
      <text:p text:style-name="Code"><text:span text:style-name="Default_20_Paragraph_20_Font"><text:span text:style-name="T23"><text:s text:c="2"/></text:span></text:span><text:span text:style-name="Default_20_Paragraph_20_Font">reduce();</text:span></text:p>
      <text:p text:style-name="Code"><text:span text:style-name="Default_20_Paragraph_20_Font">}</text:span></text:p>
      <text:p text:style-name="Code"><text:span text:style-name="Default_20_Paragraph_20_Font"/></text:p>
      <text:p text:style-name="Code"><text:span text:style-name="Default_20_Paragraph_20_Font">void rational::assign(int num, int den)</text:span></text:p>
      <text:p text:style-name="Code"><text:span text:style-name="Default_20_Paragraph_20_Font">{</text:span></text:p>
      <text:p text:style-name="Code"><text:span text:style-name="Default_20_Paragraph_20_Font"><text:span text:style-name="T23"><text:s text:c="2"/></text:span></text:span><text:span text:style-name="Default_20_Paragraph_20_Font">numerator_ = num;</text:span></text:p>
      <text:p text:style-name="Code"><text:span text:style-name="Default_20_Paragraph_20_Font"><text:span text:style-name="T23"><text:s text:c="2"/></text:span></text:span><text:span text:style-name="Default_20_Paragraph_20_Font">denominator_ = den;</text:span></text:p>
      <text:p text:style-name="Code"><text:span text:style-name="Default_20_Paragraph_20_Font"><text:span text:style-name="T23"><text:s text:c="2"/></text:span></text:span><text:span text:style-name="Default_20_Paragraph_20_Font">reduce();</text:span></text:p>
      <text:p text:style-name="Code"><text:span text:style-name="Default_20_Paragraph_20_Font">}</text:span></text:p>
      <text:p text:style-name="Code"><text:span text:style-name="Default_20_Paragraph_20_Font"/></text:p>
      <text:p text:style-name="Code"><text:span text:style-name="Default_20_Paragraph_20_Font">void rational::reduce()</text:span></text:p>
      <text:p text:style-name="Code"><text:span text:style-name="Default_20_Paragraph_20_Font">{</text:span></text:p>
      <text:p text:style-name="Code"><text:span text:style-name="Default_20_Paragraph_20_Font"><text:span text:style-name="T23"><text:s text:c="2"/></text:span></text:span><text:span text:style-name="Default_20_Paragraph_20_Font">assert(denominator_ != 0);</text:span></text:p>
      <text:p text:style-name="Code"><text:span text:style-name="Default_20_Paragraph_20_Font"><text:span text:style-name="T23"><text:s text:c="2"/></text:span></text:span><text:span text:style-name="Default_20_Paragraph_20_Font">if (denominator_ &lt; 0)</text:span></text:p>
      <text:p text:style-name="Code"><text:span text:style-name="Default_20_Paragraph_20_Font"><text:span text:style-name="T23"><text:s text:c="2"/></text:span></text:span><text:span text:style-name="Default_20_Paragraph_20_Font">{</text:span></text:p>
      <text:p text:style-name="Code"><text:span text:style-name="Default_20_Paragraph_20_Font"><text:span text:style-name="T23"><text:s text:c="4"/></text:span></text:span><text:span text:style-name="Default_20_Paragraph_20_Font">denominator_ = -denominator_;</text:span></text:p>
      <text:p text:style-name="Code"><text:span text:style-name="Default_20_Paragraph_20_Font"><text:span text:style-name="T23"><text:s text:c="4"/></text:span></text:span><text:span text:style-name="Default_20_Paragraph_20_Font">numerator_ = -numerator_;</text:span></text:p>
      <text:p text:style-name="Code"><text:span text:style-name="Default_20_Paragraph_20_Font"><text:span text:style-name="T23"><text:s text:c="2"/></text:span></text:span><text:span text:style-name="Default_20_Paragraph_20_Font">}</text:span></text:p>
      <text:p text:style-name="Code"><text:span text:style-name="Default_20_Paragraph_20_Font"><text:span text:style-name="T23"><text:s text:c="2"/></text:span></text:span><text:span text:style-name="Default_20_Paragraph_20_Font">int div{</text:span><text:span text:style-name="Default_20_Paragraph_20_Font"><text:span text:style-name="T44">std::</text:span></text:span><text:span text:style-name="Default_20_Paragraph_20_Font">gcd(numerator_, denominator_)};</text:span></text:p>
      <text:p text:style-name="Code"><text:span text:style-name="Default_20_Paragraph_20_Font"><text:span text:style-name="T23"><text:s text:c="2"/></text:span></text:span><text:span text:style-name="Default_20_Paragraph_20_Font">numerator_ = numerator_ / div;</text:span></text:p>
      <text:p text:style-name="Code"><text:span text:style-name="Default_20_Paragraph_20_Font"><text:span text:style-name="T23"><text:s text:c="2"/></text:span></text:span><text:span text:style-name="Default_20_Paragraph_20_Font">denominator_ = denominator_ / div;</text:span></text:p>
      <text:p text:style-name="Code"><text:span text:style-name="Default_20_Paragraph_20_Font">}</text:span></text:p>
      <text:p text:style-name="Code"><text:span text:style-name="Default_20_Paragraph_20_Font"/></text:p>
      <text:p text:style-name="Code"><text:span text:style-name="Default_20_Paragraph_20_Font">rational&amp; rational::operator=(int num)</text:span></text:p>
      <text:p text:style-name="Code"><text:span text:style-name="Default_20_Paragraph_20_Font">{</text:span></text:p>
      <text:p text:style-name="Code"><text:span text:style-name="Default_20_Paragraph_20_Font"><text:span text:style-name="T23"><text:s text:c="2"/></text:span></text:span><text:span text:style-name="Default_20_Paragraph_20_Font">numerator_ = num;</text:span></text:p>
      <text:p text:style-name="Code"><text:span text:style-name="Default_20_Paragraph_20_Font"><text:span text:style-name="T23"><text:s text:c="2"/></text:span></text:span><text:span text:style-name="Default_20_Paragraph_20_Font">denominator_ = 1;</text:span></text:p>
      <text:p text:style-name="Code"><text:span text:style-name="Default_20_Paragraph_20_Font"><text:span text:style-name="T23"><text:s text:c="2"/></text:span></text:span><text:span text:style-name="Default_20_Paragraph_20_Font">return *this;</text:span></text:p>
      <text:p text:style-name="Code">}</text:p>
      <text:p text:style-name="Body_20_Text_20_Cont"><text:span text:style-name="T2">Don’t agonize over deciding which functions should be </text:span><text:span text:style-name="Code_20_Inline"><text:span text:style-name="T2">inline</text:span></text:span><text:span text:style-name="T2">. When in doubt, don’t bother. Make functions </text:span><text:span text:style-name="Code_20_Inline"><text:span text:style-name="T2">inline</text:span></text:span><text:span text:style-name="T2"> only if performance measures show that the function is called often and the function call overhead is significant. In all other aspects, I regard the matter as one of aesthetics and clarity: I find one-line functions are easier to read when they are inside the class definition.</text:span></text:p>
      <text:h text:style-name="Heading_20_1" text:outline-level="1"><text:bookmark-start text:name="var"/><text:bookmark-end text:name="inline"/><text:soft-page-break/>Variable Declarations and Definitions</text:h>
      <text:p text:style-name="Body_20_Text_20_First">Ordinary data members have declarations, not definitions. Local variables in functions and blocks have definitions, but not separate declarations. This can be a<text:span text:style-name="T2"> </text:span>little confusing, but don’t be concerned, I’ll unravel it and make it clear.</text:p>
      <text:p text:style-name="Body_20_Text_20_Cont"><text:span text:style-name="T2">A definition of a named object instructs the compiler to set aside memory for storing the object’s value and to generate the necessary code to initialize the object. Some objects are actually sub-objects—not entire objects on their own (entire objects are called </text:span><text:span text:style-name="Emphasis"><text:span text:style-name="T17">complete</text:span></text:span><text:span text:style-name="T18"> </text:span><text:span text:style-name="T2">objects in C++ parlance). A sub-object doesn’t get its own definition; instead, its memory and lifetime are dictated by the complete object that contains it. That’s why a data member or base class doesn’t get a definition of its own. Instead, the definition of an object with class type causes memory to be set aside for all of the object’s data members. Thus, a class definition contains declarations of data members but not definitions.</text:span></text:p>
      <text:p text:style-name="Body_20_Text_20_Cont"><text:span text:style-name="T2">You define a variable that is local to a block. The definition specifies the object’s type, name, whether it is </text:span><text:span text:style-name="Code_20_Inline"><text:span text:style-name="T2">const</text:span></text:span><text:span text:style-name="T2">, and the initial value (if any). You can’t declare a local variable without defining it, but there are other kinds of declarations.</text:span></text:p>
      <text:p text:style-name="Body_20_Text_20_Cont"><text:span text:style-name="T2">You can declare a local reference as a synonym for a local variable. Declare the new name as a reference in the same manner as a reference parameter, but initialize it with an existing object. If the reference is </text:span><text:span text:style-name="Code_20_Inline"><text:span text:style-name="T2">const</text:span></text:span><text:span text:style-name="T2">, you can use any expression (of a suitable type) as the initializer. For a non-</text:span><text:span text:style-name="Code_20_Inline"><text:span text:style-name="T2">const</text:span></text:span><text:span text:style-name="T2"> reference, you must use an lvalue (remember those from Exploration 21?), such as another variable. Listing 4</text:span><text:span text:style-name="T6">1</text:span><text:span text:style-name="T2">-3 illustrates these principles.</text:span></text:p>
      <text:p text:style-name="Code_20_Caption"><text:span text:style-name="T20">Listing</text:span><text:span text:style-name="T3"> </text:span><text:span text:style-name="T20">4</text:span><text:span text:style-name="T21">1</text:span><text:span text:style-name="T20">-3.</text:span> Declaring and Using References</text:p>
      <text:p text:style-name="Code">import &lt;iostream&gt;;</text:p>
      <text:p text:style-name="Code"/>
      <text:p text:style-name="Code">int main()</text:p>
      <text:p text:style-name="Code">{</text:p>
      <text:p text:style-name="Code"><text:span text:style-name="T23"><text:s text:c="2"/></text:span>int answer{42}; <text:s text:c="3"/>// definition of a<text:span text:style-name="T2"> </text:span>named object, also an lvalue</text:p>
      <text:p text:style-name="Code"><text:span text:style-name="T23"><text:s text:c="2"/></text:span>int&amp; ref{answer}; <text:s/>// declaration of a<text:span text:style-name="T2"> </text:span>reference named ref</text:p>
      <text:p text:style-name="Code"><text:span text:style-name="T23"><text:s text:c="2"/></text:span>ref = 10; <text:s text:c="9"/>// changes the value of answer</text:p>
      <text:p text:style-name="Code"><text:span text:style-name="T23"><text:s text:c="2"/></text:span>std::cout &lt;&lt; answer &lt;&lt; '\n';</text:p>
      <text:p text:style-name="Code"><text:span text:style-name="T23"><text:s text:c="2"/></text:span>int const&amp; cent{ref * 10}; // declaration; must be const to initialize with expr</text:p>
      <text:p text:style-name="Code"><text:span text:style-name="T23"><text:s text:c="2"/></text:span>std::cout &lt;&lt; cent &lt;&lt; '\n';</text:p>
      <text:p text:style-name="Code">}</text:p>
      <text:p text:style-name="Body_20_Text_20_Cont"><text:soft-page-break/><text:span text:style-name="T2">A local reference is not a definition, because no memory is allocated, and no initializers are run. Instead, the reference declaration creates a new name for an old object. One common use for a local reference is</text:span><text:span text:style-name="T7"> in a ranged </text:span><text:span text:style-name="Code_20_Inline"><text:span text:style-name="T7">for</text:span></text:span><text:span text:style-name="T7"> loop</text:span><text:span text:style-name="T2">. Listing 4</text:span><text:span text:style-name="T6">1</text:span><text:span text:style-name="T2">-4 shows a </text:span><text:span text:style-name="T37">simple</text:span><text:span text:style-name="T2"> program that reads a series of </text:span><text:span text:style-name="T37">words </text:span><text:span text:style-name="T2">into a vector, </text:span><text:span text:style-name="T7">and then looks for the longest word in the vector. It illustrates the use and limitations of a local reference</text:span><text:span text:style-name="T2">. </text:span></text:p>
      <text:p text:style-name="Code_20_Caption"><text:span text:style-name="T20">Listing</text:span><text:span text:style-name="T3"> </text:span><text:span text:style-name="T20">4</text:span><text:span text:style-name="T21">1</text:span><text:span text:style-name="T20">-4.</text:span> Finding 42 in a<text:span text:style-name="T2"> </text:span>Data Set</text:p>
      <text:p text:style-name="P5">import &lt;iostream&gt;;</text:p>
      <text:p text:style-name="P12">import &lt;iterator&gt;;</text:p>
      <text:p text:style-name="P7">import &lt;string&gt;;</text:p>
      <text:p text:style-name="Code">import &lt;vector&gt;;</text:p>
      <text:p text:style-name="Code"/>
      <text:p text:style-name="Code">int main()</text:p>
      <text:p text:style-name="Code">{</text:p>
      <text:p text:style-name="P13"><text:span text:style-name="T23"><text:s text:c="2"/></text:span>std::vector&lt;<text:span text:style-name="T40">std::string</text:span>&gt; data<text:span text:style-name="T45">{ </text:span></text:p>
      <text:p text:style-name="P13"><text:span text:style-name="T45"><text:s text:c="4"/>std::istream_iterator&lt;</text:span><text:span text:style-name="T41">std::string</text:span><text:span text:style-name="T45">&gt;(std::cin),</text:span></text:p>
      <text:p text:style-name="P14"><text:s text:c="4"/><text:span text:style-name="T45">std::istream_iterator&lt;</text:span><text:span text:style-name="T41">std::string</text:span><text:span text:style-name="T45">&gt;() </text:span></text:p>
      <text:p text:style-name="P13"><text:span text:style-name="T45"><text:s text:c="2"/>};</text:span></text:p>
      <text:p text:style-name="P5"/>
      <text:p text:style-name="P5"><text:s text:c="2"/><text:span text:style-name="T36">std::string </text:span><text:span text:style-name="T40">longest</text:span><text:span text:style-name="T36">{};</text:span></text:p>
      <text:p text:style-name="Code"><text:span text:style-name="Default_20_Paragraph_20_Font"><text:span text:style-name="T34"><text:s text:c="2"/></text:span></text:span><text:span text:style-name="Default_20_Paragraph_20_Font"><text:span text:style-name="T35">for (</text:span></text:span><text:span text:style-name="Default_20_Paragraph_20_Font"><text:span text:style-name="T31">auto const&amp; </text:span></text:span><text:span text:style-name="Default_20_Paragraph_20_Font"><text:span text:style-name="T32">string </text:span></text:span><text:span text:style-name="Default_20_Paragraph_20_Font"><text:span text:style-name="T31">: </text:span></text:span><text:span text:style-name="Default_20_Paragraph_20_Font"><text:span text:style-name="T32">data) {</text:span></text:span></text:p>
      <text:p text:style-name="Code"><text:span text:style-name="T23"><text:s text:c="4"/></text:span><text:span text:style-name="T40">auto size{ string.size() };</text:span></text:p>
      <text:p text:style-name="Code"><text:span text:style-name="T23"><text:s text:c="4"/></text:span><text:span text:style-name="T24">if (size &gt; </text:span><text:span text:style-name="T42">longest.</text:span><text:span text:style-name="T24">size()) {</text:span></text:p>
      <text:p text:style-name="Code"><text:span text:style-name="T24"><text:s text:c="6"/></text:span><text:span text:style-name="T42">longest = string;</text:span></text:p>
      <text:p text:style-name="P6"><text:s text:c="4"/>}</text:p>
      <text:p text:style-name="P6"><text:s text:c="2"/>}</text:p>
      <text:p text:style-name="P6"><text:s text:c="2"/>std::cout &lt;&lt; "Longest string is \"" &lt;&lt; longest &lt;&lt; "\"\n";</text:p>
      <text:p text:style-name="Code">}</text:p>
      <text:p text:style-name="Body_20_Text_20_Cont"><text:span text:style-name="T2">If you </text:span><text:span text:style-name="T7">were to </text:span><text:span text:style-name="T2">define </text:span><text:span text:style-name="Code_20_Inline"><text:span text:style-name="T43">string</text:span></text:span><text:span text:style-name="T2"> as a</text:span><text:span text:style-name="T7">n ordinary </text:span><text:span text:style-name="T2">variable instead of declaring it as a reference, the program would work just fine, but it would also make an unneeded copy of </text:span><text:span text:style-name="T37">every element of</text:span><text:span text:style-name="T2"> </text:span><text:span text:style-name="Code_20_Inline"><text:span text:style-name="T43">data</text:span></text:span><text:span text:style-name="T2">. In this program, the extra copy is irrelevant and unnoticeable, but in other programs, the cost savings can add up.</text:span></text:p>
      <text:p text:style-name="P3"><text:span text:style-name="T7">So if local references are so nifty, why isn’t </text:span><text:span text:style-name="Code_20_Inline"><text:span text:style-name="T7">longest</text:span></text:span><text:span text:style-name="T7"> also a reference? </text:span><text:span text:style-name="T12">I</text:span><text:span text:style-name="T14">f</text:span><text:span text:style-name="T12"> you are feeling adventurous, go ahead and try changing the definition of longest to be a reference. </text:span><text:span text:style-name="T5">What happens?</text:span></text:p>
      <text:p text:style-name="P9">_____________________________________________________________</text:p>
      <text:p text:style-name="P9">_____________________________________________________________</text:p>
      <text:p text:style-name="P3"><text:span text:style-name="T7">Remember that a reference is just another name for something else. </text:span><text:span text:style-name="T13">You must initialize a reference or else it would be the name of nothing at all, and that is simply </text:span><text:soft-page-break/><text:span text:style-name="T13">not allowed. Besides, </text:span><text:span text:style-name="T37">i</text:span><text:span text:style-name="T7">f you </text:span><text:span text:style-name="T13">were to </text:span><text:span text:style-name="T7">assign a string to a reference, </text:span><text:span text:style-name="T37">t</text:span><text:span text:style-name="T38">he assignment </text:span><text:span text:style-name="T37">w</text:span><text:span text:style-name="T38">ould </text:span><text:span text:style-name="T7">modify the object behind the name. In other words, there is no way to make a reference refer to a different object. In </text:span><text:span text:style-name="T37">the</text:span><text:span text:style-name="T7"> </text:span><text:span text:style-name="Code_20_Inline"><text:span text:style-name="T7">for</text:span></text:span><text:span text:style-name="T7"> loop, </text:span><text:span text:style-name="Code_20_Inline"><text:span text:style-name="T7">string</text:span></text:span><text:span text:style-name="T7"> is the name for an element of </text:span><text:span text:style-name="Code_20_Inline"><text:span text:style-name="T8">data</text:span></text:span><text:span text:style-name="T7"> </text:span><text:span text:style-name="T13">and it seems to </text:span><text:span text:style-name="T38">be able to refer to a different element every time through the loop, but it does so because it is created anew every iteration.</text:span><text:span text:style-name="T7"> </text:span><text:span text:style-name="T13">Within the loop body, you have no way to make </text:span><text:span text:style-name="Code_20_Inline"><text:span text:style-name="T13">string</text:span></text:span><text:span text:style-name="T13"> refer to any other element or </text:span><text:span text:style-name="Code_20_Inline"><text:span text:style-name="T9">data</text:span></text:span><text:span text:style-name="T13"> or any other string</text:span><text:span text:style-name="T7">. B</text:span><text:span text:style-name="T37">e</text:span><text:span text:style-name="T38">cause</text:span><text:span text:style-name="T7"> </text:span><text:span text:style-name="Code_20_Inline"><text:span text:style-name="T8">longest</text:span></text:span><text:span text:style-name="T7"> is outside the loop, </text:span><text:span text:style-name="T38">a reference could have only one value no matter how many times the loop iterates</text:span><text:span text:style-name="T7">. It cannot </text:span><text:span text:style-name="T11">be redefined. This means we must make a copy of the longest string, which seems wasteful. Fortunately, there is a solution. Unfortunately, it will have to wait because the solution opens a can of big, ugly, scary worms.</text:span><text:bookmark-end text:name="var"/></text:p>
      <text:h text:style-name="Heading_20_1" text:outline-level="1"><text:bookmark-start text:name="static"/>Static Variables</text:h>
      <text:p text:style-name="Body_20_Text_20_First">Local variables are <text:span text:style-name="Emphasis"><text:span text:style-name="T16">automatic</text:span></text:span>. This means <text:span text:style-name="T2">that </text:span>when the function begins or a<text:span text:style-name="T2"> </text:span>local block (compound statement) is entered, memory is allocated<text:span text:style-name="T2">,</text:span> and the object is constructed. When the function returns or when control exits the block, the object is destroyed<text:span text:style-name="T2">,</text:span> and memory is reclaimed. All automatic variables are allocated on the program stack, so memory allocation and release is trivial and typically handled by the host platform’s normal function-call instructions.</text:p>
      <text:p text:style-name="Body_20_Text_20_Cont"><text:span text:style-name="T2">Remember that </text:span><text:span text:style-name="Code_20_Inline"><text:span text:style-name="T2">main()</text:span></text:span><text:span text:style-name="T2"> is like a function and follows many of the same rules as other functions. Thus, variables that you define in </text:span><text:span text:style-name="Code_20_Inline"><text:span text:style-name="T2">main()</text:span></text:span><text:span text:style-name="T2"> seem to last for the entire lifetime of the program, but they are automatic variables, allocated on the stack, and the compiler treats them the same as it treats any other automatic variables.</text:span></text:p>
      <text:p text:style-name="Body_20_Text_20_Cont"><text:span text:style-name="T2">The behavior of automatic variables permits idioms such as RAII (see Exploration </text:span><text:span text:style-name="T12">40</text:span><text:span text:style-name="T2">) and greatly simplifies typical programming tasks. Nonetheless, it is not suited for every programming task. Sometimes you need a variable’s lifetime to persist across function calls. For example, suppose you need a function that generates unique identification numbers for a variety of objects. It starts a serial counter at 1 and increments the counter each time it issues an ID. Somehow, the function must keep track of the counter value, even after it returns. Listing 4</text:span><text:span text:style-name="T6">1</text:span><text:span text:style-name="T2">-5 demonstrates one way to do it.</text:span></text:p>
      <text:p text:style-name="Code_20_Caption"><text:span text:style-name="T20">Listing</text:span><text:span text:style-name="T3"> </text:span><text:span text:style-name="T20">4</text:span><text:span text:style-name="T21">1</text:span><text:span text:style-name="T20">-5.</text:span> Generating Unique Identification Numbers</text:p>
      <text:p text:style-name="Code">int generate_id()</text:p>
      <text:p text:style-name="Code">{</text:p>
      <text:p text:style-name="Code"><text:soft-page-break/><text:span text:style-name="T22"><text:s text:c="2"/></text:span><text:span text:style-name="T20">static int counter{0};</text:span></text:p>
      <text:p text:style-name="Code"><text:span text:style-name="T23"><text:s text:c="2"/></text:span>++counter;</text:p>
      <text:p text:style-name="Code"><text:span text:style-name="T23"><text:s text:c="2"/></text:span>return counter;</text:p>
      <text:p text:style-name="Code">}</text:p>
      <text:p text:style-name="Body_20_Text_20_Cont"><text:span text:style-name="T2">The </text:span><text:span text:style-name="Code_20_Inline"><text:span text:style-name="T2">static</text:span></text:span><text:span text:style-name="T2"> keyword informs the compiler that the variable is not automatic but </text:span><text:span text:style-name="Emphasis"><text:span text:style-name="T17">static</text:span></text:span><text:span text:style-name="T2">. The first time the program calls </text:span><text:span text:style-name="Code_20_Inline"><text:span text:style-name="T2">generate_id()</text:span></text:span><text:span text:style-name="T2">, the variable </text:span><text:span text:style-name="Code_20_Inline"><text:span text:style-name="T2">counter</text:span></text:span><text:span text:style-name="T2"> is initialized. The memory is not automatic and is not allocated on the program stack. Instead, all static variables are kept off to the side somewhere, so they don’t go away until the program shuts down. When </text:span><text:span text:style-name="Code_20_Inline"><text:span text:style-name="T2">generate_id()</text:span></text:span><text:span text:style-name="T2"> returns, </text:span><text:span text:style-name="Code_20_Inline"><text:span text:style-name="T2">counter</text:span></text:span><text:span text:style-name="T2"> is not destroyed and, therefore, retains its value.</text:span></text:p>
      <text:p text:style-name="Body_20_Text_20_Cont"><text:span text:style-name="Strong_20_Emphasis"><text:span text:style-name="T25">Write a program to call </text:span></text:span><text:span text:style-name="Code_20_Inline"><text:span text:style-name="T4">generate_id()</text:span></text:span><text:span text:style-name="Strong_20_Emphasis"><text:span text:style-name="T25"> multiple times, to see that it works and generates new values each time you call it.</text:span></text:span><text:span text:style-name="T2"> Compare your program with mine, which is shown in Listing 4</text:span><text:span text:style-name="T6">1</text:span><text:span text:style-name="T2">-6.</text:span></text:p>
      <text:p text:style-name="Code_20_Caption"><text:span text:style-name="T20">Listing</text:span><text:span text:style-name="T3"> </text:span><text:span text:style-name="T20">4</text:span><text:span text:style-name="T21">1</text:span><text:span text:style-name="T20">-6.</text:span> Calling <text:span text:style-name="Code_20_Inline"><text:span text:style-name="T29">generate_id</text:span></text:span> to Demonstrate Static Variables</text:p>
      <text:p text:style-name="Code">import &lt;iostream&gt;;</text:p>
      <text:p text:style-name="Code"/>
      <text:p text:style-name="Code">int generate_id()</text:p>
      <text:p text:style-name="Code">{</text:p>
      <text:p text:style-name="Code"><text:span text:style-name="T23"><text:s text:c="2"/></text:span>static int counter{0};</text:p>
      <text:p text:style-name="Code"><text:span text:style-name="T23"><text:s text:c="2"/></text:span>++counter;</text:p>
      <text:p text:style-name="Code"><text:span text:style-name="T23"><text:s text:c="2"/></text:span>return counter;</text:p>
      <text:p text:style-name="Code">}</text:p>
      <text:p text:style-name="Code"/>
      <text:p text:style-name="Code">int main()</text:p>
      <text:p text:style-name="Code">{</text:p>
      <text:p text:style-name="Code"><text:span text:style-name="T23"><text:s text:c="2"/></text:span>for (int i{0}; i != 10; ++i)</text:p>
      <text:p text:style-name="Code"><text:span text:style-name="T23"><text:s text:c="4"/></text:span>std::cout &lt;&lt; generate_id() &lt;&lt; '\n';</text:p>
      <text:p text:style-name="Code">}</text:p>
      <text:p text:style-name="Body_20_Text_20_Cont"><text:span text:style-name="T2">You can also declare a variable outside of any function. Because it is outside of all functions, it is not inside any block, thus it cannot be automatic, and so its memory must be static. You don’t have to use the </text:span><text:span text:style-name="Code_20_Inline"><text:span text:style-name="T2">static</text:span></text:span><text:span text:style-name="T2"> keyword for such a variable. </text:span><text:span text:style-name="T27">Rewrite Listing 40</text:span><text:span text:style-name="T2">-</text:span><text:span text:style-name="T27">6 to declare </text:span><text:span text:style-name="Code_20_Inline"><text:span text:style-name="T3">counter</text:span></text:span><text:span text:style-name="T27"> outside of the </text:span><text:span text:style-name="Code_20_Inline"><text:span text:style-name="T3">generate_id</text:span></text:span><text:span text:style-name="T27"> function.</text:span><text:span text:style-name="T2"> Do not use the </text:span><text:span text:style-name="Code_20_Inline"><text:span text:style-name="T2">static</text:span></text:span><text:span text:style-name="T2"> keyword. Assure yourself that the program still works correctly. Listing 4</text:span><text:span text:style-name="T6">1</text:span><text:span text:style-name="T2">-7 shows my solution.</text:span></text:p>
      <text:p text:style-name="Code_20_Caption"><text:span text:style-name="T20">Listing</text:span><text:span text:style-name="T3"> </text:span><text:span text:style-name="T20">4</text:span><text:span text:style-name="T21">1</text:span><text:span text:style-name="T20">-7.</text:span> Declaring <text:span text:style-name="Code_20_Inline"><text:span text:style-name="T29">counter</text:span></text:span> Outside of the <text:span text:style-name="Code_20_Inline"><text:span text:style-name="T29">generate_id</text:span></text:span> Function</text:p>
      <text:p text:style-name="Code">import &lt;iostream&gt;;</text:p>
      <text:p text:style-name="Code"/>
      <text:p text:style-name="Code"><text:soft-page-break/>int counter;</text:p>
      <text:p text:style-name="Code"/>
      <text:p text:style-name="Code">int generate_id()</text:p>
      <text:p text:style-name="Code">{</text:p>
      <text:p text:style-name="Code"><text:span text:style-name="T23"><text:s text:c="2"/></text:span>++counter;</text:p>
      <text:p text:style-name="Code"><text:span text:style-name="T23"><text:s text:c="2"/></text:span>return counter;</text:p>
      <text:p text:style-name="Code">}</text:p>
      <text:p text:style-name="Code"/>
      <text:p text:style-name="Code">int main()</text:p>
      <text:p text:style-name="Code">{</text:p>
      <text:p text:style-name="Code"><text:span text:style-name="T23"><text:s text:c="2"/></text:span>for (int i{0}; i != 10; ++i)</text:p>
      <text:p text:style-name="Code"><text:span text:style-name="T23"><text:s text:c="4"/></text:span>std::cout &lt;&lt; generate_id() &lt;&lt; '\n';</text:p>
      <text:p text:style-name="Code">}</text:p>
      <text:p text:style-name="Body_20_Text_20_Cont"><text:span text:style-name="T2">Unlike automatic variables, all static variables without initializers start out filled with zero, even if the variable has a built-in type. If the class has a custom constructor, the default constructor is then called to initialize static variables of class type. Thus, you don’t have to specify an initializer for </text:span><text:span text:style-name="Code_20_Inline"><text:span text:style-name="T2">counter</text:span></text:span><text:span text:style-name="T2">, but you can if you want to.</text:span></text:p>
      <text:p text:style-name="Body_20_Text_20_Cont"><text:span text:style-name="T2">All names in C++ are lexically scoped; a name is visible only within its scope. The scope for a name declared within a function is the block that contains the declaration (including the statement header of </text:span><text:span text:style-name="Code_20_Inline"><text:span text:style-name="T2">for</text:span></text:span><text:span text:style-name="T2">, </text:span><text:span text:style-name="Code_20_Inline"><text:span text:style-name="T2">if</text:span></text:span><text:span text:style-name="T2">, and </text:span><text:span text:style-name="Code_20_Inline"><text:span text:style-name="T2">while</text:span></text:span><text:span text:style-name="T2"> statements).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 (The next Exploration will go into more detail about working with multiple source files.)</text:span></text:p>
      <text:p text:style-name="Body_20_Text_20_Cont"><text:span text:style-name="T2">The common term for variables that you declare outside of all functions is </text:span><text:span text:style-name="Emphasis"><text:span text:style-name="T17">global</text:span></text:span><text:span text:style-name="T18"> </text:span><text:span text:style-name="Emphasis"><text:span text:style-name="T17">variables</text:span></text:span><text:span text:style-name="T2">. That’s not the standard C++ terminology, but it will do for now.</text:span></text:p>
      <text:p text:style-name="Body_20_Text_20_Cont"><text:span text:style-name="T2">If you declare </text:span><text:span text:style-name="Code_20_Inline"><text:span text:style-name="T2">counter</text:span></text:span><text:span text:style-name="T2"> globally, you can refer to it and modify it anywhere else in the program, which may not be what you want. It’s always best to limit the scope of every name as narrowly as possible. By declaring </text:span><text:span text:style-name="Code_20_Inline"><text:span text:style-name="T2">counter</text:span></text:span><text:span text:style-name="T2"> inside </text:span><text:span text:style-name="Code_20_Inline"><text:span text:style-name="T2">generate_id</text:span></text:span><text:span text:style-name="T2">, you guarantee that no other part of the program can accidentally change its value. In other words, if only one function has to access a static variable, keep the variable’s definition local to the function. If multiple functions must share the variable, define the variable globally</text:span><text:bookmark-end text:name="static"/><text:span text:style-name="T2">.</text:span></text:p>
      <text:h text:style-name="Heading_20_1" text:outline-level="1"><text:bookmark-start text:name="data"/>Static Data Members</text:h>
      <text:p text:style-name="Body_20_Text_20_First">The <text:span text:style-name="Code_20_Inline">static</text:span> keyword has many uses. You can use it before a<text:span text:style-name="T2"> </text:span>member declaration in a<text:span text:style-name="T2"> </text:span>class to declare a<text:span text:style-name="T2"> </text:span><text:span text:style-name="Emphasis"><text:span text:style-name="T16">static</text:span></text:span><text:span text:style-name="T19"> </text:span><text:span text:style-name="Emphasis"><text:span text:style-name="T16">data</text:span></text:span><text:span text:style-name="T19"> </text:span><text:span text:style-name="Emphasis"><text:span text:style-name="T16">member</text:span></text:span>. A<text:span text:style-name="T2"> </text:span>static data member is one that is not part of any <text:soft-page-break/>objects of the class but<text:span text:style-name="T2">,</text:span> instead, is separate from all objects. All objects of that class type (and derived types) share a<text:span text:style-name="T2"> </text:span>sole instance of the data member. A<text:span text:style-name="T2"> </text:span>common use for static data members is to define useful constants. For example<text:span text:style-name="T2">:</text:span> <text:span text:style-name="T2">T</text:span>he <text:span text:style-name="Code_20_Inline">std::string</text:span> class has a<text:span text:style-name="T2"> </text:span>static data member, <text:span text:style-name="Code_20_Inline">npos</text:span>, which roughly means “no position.” Member functions return <text:span text:style-name="Code_20_Inline">npos</text:span> when they cannot return a<text:span text:style-name="T2"> </text:span>meaningful position, such as <text:span text:style-name="Code_20_Inline">find</text:span> when it cannot find the string for which it was looking. You can also use static data members to store shared data the same way a<text:span text:style-name="T2"> </text:span>globally static variable can be shared. By making the shared variable a<text:span text:style-name="T2"> </text:span>data member, however, you can restrict access to the data member using the normal class access levels.</text:p>
      <text:p text:style-name="Body_20_Text_20_Cont"><text:span text:style-name="T2">Define a static data member the way you would any other global variable but qualify the member name with the class name. Use the </text:span><text:span text:style-name="Code_20_Inline"><text:span text:style-name="T2">static</text:span></text:span><text:span text:style-name="T2"> keyword only in the data member’s declaration, not in its definition. Because static data members are not part of objects, do not list them in a constructor’s initializer list. Instead, initialize static data members the way you would an ordinary global variable, but remember to qualify the member name with the class name. Qualify the name when you use a static data member too. Listing 4</text:span><text:span text:style-name="T6">1</text:span><text:span text:style-name="T2">-8 shows some simple uses of static data members.</text:span></text:p>
      <text:p text:style-name="Code_20_Caption"><text:span text:style-name="T20">Listing</text:span><text:span text:style-name="T3"> </text:span><text:span text:style-name="T20">4</text:span><text:span text:style-name="T21">1</text:span><text:span text:style-name="T20">-8.</text:span> Declaring and Defining Static Data Members</text:p>
      <text:p text:style-name="Code">import &lt;iostream&gt;;</text:p>
      <text:p text:style-name="Code"/>
      <text:p text:style-name="Code">class rational {</text:p>
      <text:p text:style-name="Code">public:</text:p>
      <text:p text:style-name="Code"><text:span text:style-name="T23"><text:s text:c="2"/></text:span>rational();</text:p>
      <text:p text:style-name="Code"><text:span text:style-name="T23"><text:s text:c="2"/></text:span>rational(int num);</text:p>
      <text:p text:style-name="Code"><text:span text:style-name="T23"><text:s text:c="2"/></text:span>rational(int num, int den);</text:p>
      <text:p text:style-name="Code"><text:span text:style-name="T23"><text:s text:c="2"/></text:span>int numerator() const { return numerator_; }</text:p>
      <text:p text:style-name="Code"><text:span text:style-name="T23"><text:s text:c="2"/></text:span>int denominator() const { return denominator_; }</text:p>
      <text:p text:style-name="Code"><text:span text:style-name="T23"><text:s text:c="2"/></text:span>// Some useful constants</text:p>
      <text:p text:style-name="Code_20_Bold"><text:span text:style-name="Default_20_Paragraph_20_Font"><text:span text:style-name="T34"><text:s text:c="2"/></text:span></text:span><text:span text:style-name="Default_20_Paragraph_20_Font"><text:span text:style-name="T31">static const rational zero</text:span></text:span><text:span text:style-name="Default_20_Paragraph_20_Font"><text:span text:style-name="T31">;</text:span></text:span></text:p>
      <text:p text:style-name="Code_20_Bold"><text:span text:style-name="Default_20_Paragraph_20_Font"><text:span text:style-name="T34"><text:s text:c="2"/></text:span></text:span><text:span text:style-name="Default_20_Paragraph_20_Font"><text:span text:style-name="T31">static const rational one;</text:span></text:span></text:p>
      <text:p text:style-name="Code_20_Bold"><text:span text:style-name="Default_20_Paragraph_20_Font"><text:span text:style-name="T34"><text:s text:c="2"/></text:span></text:span><text:span text:style-name="Default_20_Paragraph_20_Font"><text:span text:style-name="T31">static const rational pi;</text:span></text:span></text:p>
      <text:p text:style-name="Code"><text:span text:style-name="Default_20_Paragraph_20_Font">private:</text:span></text:p>
      <text:p text:style-name="Code"><text:span text:style-name="T23"><text:s text:c="2"/></text:span>void reduce(); //get definition from Listing 35-4</text:p>
      <text:p text:style-name="P8"/>
      <text:p text:style-name="Code"><text:span text:style-name="T23"><text:s text:c="2"/></text:span>int numerator_;</text:p>
      <text:p text:style-name="Code"><text:span text:style-name="T23"><text:s text:c="2"/></text:span>int denominator_;</text:p>
      <text:p text:style-name="Code">};</text:p>
      <text:p text:style-name="Code"/>
      <text:p text:style-name="Code">rational::rational() : rational{0, 1} {}</text:p>
      <text:p text:style-name="Code">rational::rational(int num) : numerator_{num}, denominator_{1} {}</text:p>
      <text:p text:style-name="Code">rational::rational(int num, int den)</text:p>
      <text:p text:style-name="Code"><text:soft-page-break/>: numerator_{num}, denominator_{den}</text:p>
      <text:p text:style-name="Code">{</text:p>
      <text:p text:style-name="Code"><text:span text:style-name="T23"><text:s text:c="2"/></text:span>reduce();</text:p>
      <text:p text:style-name="Code">}</text:p>
      <text:p text:style-name="Code"/>
      <text:p text:style-name="Code">std::ostream&amp; operator&lt;&lt;(std::ostream&amp; out, rational const&amp; r);</text:p>
      <text:p text:style-name="Code"/>
      <text:p text:style-name="Code_20_Bold"><text:span text:style-name="Default_20_Paragraph_20_Font">const rational rational::zero{};</text:span></text:p>
      <text:p text:style-name="Code_20_Bold"><text:span text:style-name="Default_20_Paragraph_20_Font">const rational rational::one{1};</text:span></text:p>
      <text:p text:style-name="Code_20_Bold"><text:span text:style-name="Default_20_Paragraph_20_Font">const rational rational::pi{355, 113};</text:span></text:p>
      <text:p text:style-name="Code"/>
      <text:p text:style-name="Code">int main()</text:p>
      <text:p text:style-name="Code">{</text:p>
      <text:p text:style-name="Code_20_Bold"><text:span text:style-name="Default_20_Paragraph_20_Font"><text:span text:style-name="T34"><text:s text:c="2"/></text:span></text:span><text:span text:style-name="Default_20_Paragraph_20_Font"><text:span text:style-name="T31">std::cout &lt;&lt; "pi = " &lt;&lt; rational::pi &lt;&lt; '\n';</text:span></text:span></text:p>
      <text:p text:style-name="Code">}</text:p>
      <text:p text:style-name="Body_20_Text_20_Cont"><text:span text:style-name="T2">Listing 4</text:span><text:span text:style-name="T6">1</text:span><text:span text:style-name="T2">-9 shows some examples of static data members in a more sophisticated ID generator. This one uses a prefix as part of the IDs it produces and then uses a serial counter for the remaining portion of each ID. </text:span><text:span text:style-name="T39">In certain situations, such as initializing an integer, you can provide the initial value in the class definition. For a </text:span><text:span text:style-name="Code_20_Inline"><text:span text:style-name="T10">const</text:span></text:span><text:span text:style-name="T39"> value, you would not need to provide a separate definition because the compiler uses the value at compile time. For a static data member that is not </text:span><text:span text:style-name="Code_20_Inline"><text:span text:style-name="T10">const</text:span></text:span><text:span text:style-name="T39">, the compiler still needs to set aside memory for the data member, so it still needs a separate definition. </text:span><text:span text:style-name="T2">Using a different prefix for every run is fine for production software but greatly complicates testing. Therefore, this version of the program uses the fixed quantity 1. A comment shows the intended code.</text:span></text:p>
      <text:p text:style-name="Code_20_Caption"><text:span text:style-name="T20">Listing</text:span><text:span text:style-name="T3"> </text:span><text:span text:style-name="T20">4</text:span><text:span text:style-name="T21">1</text:span><text:span text:style-name="T20">-9.</text:span> Using Static Data Members for an ID Generator</text:p>
      <text:p text:style-name="Code">import &lt;iostream&gt;;</text:p>
      <text:p text:style-name="Code"/>
      <text:p text:style-name="Code">class generate_id</text:p>
      <text:p text:style-name="Code">{</text:p>
      <text:p text:style-name="Code">public:</text:p>
      <text:p text:style-name="Code"><text:span text:style-name="T23"><text:s text:c="2"/></text:span>generate_id() : counter_{0} {}</text:p>
      <text:p text:style-name="Code"><text:span text:style-name="T23"><text:s text:c="2"/></text:span>long next();</text:p>
      <text:p text:style-name="Code">private:</text:p>
      <text:p text:style-name="Code"><text:span text:style-name="T23"><text:s text:c="2"/></text:span>short counter_;</text:p>
      <text:p text:style-name="Code_20_Bold"><text:span text:style-name="Default_20_Paragraph_20_Font"><text:span text:style-name="T34"><text:s text:c="2"/></text:span></text:span><text:span text:style-name="Default_20_Paragraph_20_Font"><text:span text:style-name="T31">static short prefix_;</text:span></text:span></text:p>
      <text:p text:style-name="Code_20_Bold"><text:span text:style-name="Default_20_Paragraph_20_Font"><text:span text:style-name="T34"><text:s text:c="2"/></text:span></text:span><text:span text:style-name="Default_20_Paragraph_20_Font"><text:span text:style-name="T31">static short const max_counter_ = 32767;</text:span></text:span></text:p>
      <text:p text:style-name="Code">};</text:p>
      <text:p text:style-name="Code"/>
      <text:p text:style-name="Code_20_Bold"><text:soft-page-break/><text:span text:style-name="Default_20_Paragraph_20_Font">short generate_id::prefix_{1};</text:span></text:p>
      <text:p text:style-name="Code_20_Bold"><text:span text:style-name="Default_20_Paragraph_20_Font"/></text:p>
      <text:p text:style-name="Code">long generate_id::next()</text:p>
      <text:p text:style-name="Code">{</text:p>
      <text:p text:style-name="Code"><text:span text:style-name="T23"><text:s text:c="2"/></text:span>if (counter_ == max_counter_)</text:p>
      <text:p text:style-name="Code"><text:span text:style-name="T23"><text:s text:c="4"/></text:span>counter_ = 0;</text:p>
      <text:p text:style-name="Code"><text:span text:style-name="T23"><text:s text:c="2"/></text:span>else</text:p>
      <text:p text:style-name="Code"><text:span text:style-name="T23"><text:s text:c="4"/></text:span>++counter_;</text:p>
      <text:p text:style-name="Code"><text:span text:style-name="T23"><text:s text:c="2"/></text:span>return static_cast&lt;long&gt;(prefix_) * (max_counter_ + 1) + counter_;</text:p>
      <text:p text:style-name="Code">}</text:p>
      <text:p text:style-name="Code"/>
      <text:p text:style-name="Code">int main()</text:p>
      <text:p text:style-name="Code">{</text:p>
      <text:p text:style-name="Code"><text:span text:style-name="T23"><text:s text:c="2"/></text:span>generate_id gen; <text:s text:c="10"/>// Create an ID generator</text:p>
      <text:p text:style-name="Code"><text:span text:style-name="T23"><text:s text:c="2"/></text:span>for (int i{0}; i != 10; ++i)</text:p>
      <text:p text:style-name="Code"><text:span text:style-name="T23"><text:s text:c="4"/></text:span>std::cout &lt;&lt; gen.next() &lt;&lt; '\n';</text:p>
      <text:p text:style-name="Code">}</text:p>
      <text:h text:style-name="Heading_20_1" text:outline-level="1"><text:bookmark-end text:name="data"/>Declarators</text:h>
      <text:p text:style-name="Body_20_Text_20_First">As you’ve already seen, you can define multiple variables in a<text:span text:style-name="T2"> </text:span>single declaration, as demonstrated in the following:</text:p>
      <text:p text:style-name="Code">int x{42}, y{}, z{x+y};</text:p>
      <text:p text:style-name="Body_20_Text_20_Cont"><text:span text:style-name="T2">The entire declaration contains three </text:span><text:span text:style-name="Emphasis"><text:span text:style-name="T17">declarators</text:span></text:span><text:span text:style-name="T2">. Each declarator declares a single name, whether that name is for a variable, function, or type. Most C++ programmers don’t use this term in everyday conversation, but C++ experts often do. You have to know official C++ terminology, so that if you have to ask for help from the experts, you can understand them.</text:span></text:p>
      <text:p text:style-name="P4">The most important reason to know about separating declarations from definitions is so you can put a definition in one source file and a declaration in another. The next Exploration shows how to work with multiple source file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Arial"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41ac1"/>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1</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4:00</meta:creation-date>
    <dc:creator>Ray Lischner</dc:creator>
    <dc:date>2020-04-06T16:14:06.164860984</dc:date>
    <meta:print-date>2009-03-19T10:05:00</meta:print-date>
    <meta:editing-cycles>28</meta:editing-cycles>
    <meta:editing-duration>PT2H11M42S</meta:editing-duration>
    <meta:generator>LibreOffice/6.4.2.2$Linux_X86_64 LibreOffice_project/40$Build-2</meta:generator>
    <meta:document-statistic meta:table-count="0" meta:image-count="0" meta:object-count="0" meta:page-count="13" meta:paragraph-count="279" meta:word-count="3322" meta:character-count="20831" meta:non-whitespace-character-count="17479"/>
    <meta:user-defined meta:name="Chapter Number">41</meta:user-defined>
    <meta:user-defined meta:name="ContentType">Document</meta:user-defined>
  </office:meta>
</office:document-meta>
</file>